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5"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6"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0"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14"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15"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16"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33"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37"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43"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50"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51" style:family="paragraph" style:parent-style-name="Standard">
      <style:text-properties style:font-name="Avenir Next" fo:font-size="12pt" officeooo:rsid="00113da3" officeooo:paragraph-rsid="001f3658" style:font-size-asian="12pt" style:font-size-complex="12pt"/>
    </style:style>
    <style:style style:name="P52"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size="12pt" officeooo:paragraph-rsid="001f3658" style:font-size-asian="12pt" style:font-size-complex="12pt"/>
    </style:style>
    <style:style style:name="P66" style:family="paragraph" style:parent-style-name="Standard">
      <style:paragraph-properties fo:text-align="start" style:justify-single-word="false"/>
      <style:text-properties fo:font-size="12pt" officeooo:paragraph-rsid="00208560" style:font-size-asian="12pt" style:font-size-complex="12pt"/>
    </style:style>
    <style:style style:name="P67"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68" style:family="paragraph" style:parent-style-name="Standard">
      <style:paragraph-properties fo:text-align="start" style:justify-single-word="false"/>
      <style:text-properties fo:font-size="12pt" officeooo:paragraph-rsid="00217422" style:font-size-asian="12pt" style:font-size-complex="12pt"/>
    </style:style>
    <style:style style:name="P69" style:family="paragraph" style:parent-style-name="Standard">
      <style:paragraph-properties fo:text-align="start" style:justify-single-word="false"/>
      <style:text-properties fo:font-size="12pt" officeooo:paragraph-rsid="002273f2" style:font-size-asian="12pt" style:font-size-complex="12pt"/>
    </style:style>
    <style:style style:name="P70"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71" style:family="paragraph" style:parent-style-name="Standard">
      <style:paragraph-properties fo:text-align="start" style:justify-single-word="false"/>
      <style:text-properties fo:font-size="12pt" officeooo:paragraph-rsid="0029a493" style:font-size-asian="12pt" style:font-size-complex="12pt"/>
    </style:style>
    <style:style style:name="P72" style:family="paragraph" style:parent-style-name="Standard">
      <style:paragraph-properties fo:text-align="start" style:justify-single-word="false"/>
      <style:text-properties fo:font-size="12pt" officeooo:paragraph-rsid="002f35dd" style:font-size-asian="12pt" style:font-size-complex="12pt"/>
    </style:style>
    <style:style style:name="P73" style:family="paragraph" style:parent-style-name="Standard">
      <style:paragraph-properties fo:text-align="start" style:justify-single-word="false"/>
      <style:text-properties fo:font-size="12pt" officeooo:paragraph-rsid="00359710" style:font-size-asian="12pt" style:font-size-complex="12pt"/>
    </style:style>
    <style:style style:name="P74"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T1" style:family="text">
      <style:text-properties officeooo:rsid="001f3658"/>
    </style:style>
    <style:style style:name="T2" style:family="text">
      <style:text-properties style:font-name="Avenir Next" fo:font-size="12pt" style:text-underline-style="none" fo:font-weight="normal" officeooo:rsid="00270c0f" style:font-size-asian="10.5pt" style:font-weight-asian="normal" style:font-size-complex="12pt" style:font-weight-complex="normal"/>
    </style:style>
    <style:style style:name="T3" style:family="text">
      <style:text-properties style:font-name="Avenir Next" fo:font-size="12pt" style:text-underline-style="none" fo:font-weight="normal" officeooo:rsid="002d0738" style:font-size-asian="10.5pt" style:font-weight-asian="normal" style:font-size-complex="12pt" style:font-weight-complex="normal"/>
    </style:style>
    <style:style style:name="T4" style:family="text">
      <style:text-properties style:font-name="Avenir Next" fo:font-size="12pt" style:text-underline-style="none" fo:font-weight="normal" officeooo:rsid="001ad3c0" style:font-size-asian="10.5pt" style:font-weight-asian="normal" style:font-size-complex="12pt" style:font-weight-complex="normal"/>
    </style:style>
    <style:style style:name="T5" style:family="text">
      <style:text-properties style:font-name="Avenir Next" fo:font-size="12pt" style:text-underline-style="none" fo:font-weight="normal" officeooo:rsid="00214f9f" style:font-size-asian="10.5pt" style:font-weight-asian="normal" style:font-size-complex="12pt" style:font-weight-complex="normal"/>
    </style:style>
    <style:style style:name="T6" style:family="text">
      <style:text-properties style:font-name="Avenir Next" fo:font-size="12pt" style:text-underline-style="none" fo:font-weight="normal" officeooo:rsid="002ebc2d" style:font-size-asian="10.5pt" style:font-weight-asian="normal" style:font-size-complex="12pt" style:font-weight-complex="normal"/>
    </style:style>
    <style:style style:name="T7" style:family="text">
      <style:text-properties style:font-name="Avenir Next" fo:font-size="12pt" style:text-underline-style="none" fo:font-weight="normal" officeooo:rsid="001f3658" style:font-size-asian="10.5pt" style:font-weight-asian="normal" style:font-size-complex="12pt" style:font-weight-complex="normal"/>
    </style:style>
    <style:style style:name="T8" style:family="text">
      <style:text-properties style:font-name="Avenir Next" fo:font-size="12pt" style:text-underline-style="none" fo:font-weight="normal" officeooo:rsid="00227b5b" style:font-size-asian="10.5pt" style:font-weight-asian="normal" style:font-size-complex="12pt" style:font-weight-complex="normal"/>
    </style:style>
    <style:style style:name="T9" style:family="text">
      <style:text-properties style:font-name="Avenir Next" fo:font-size="12pt" style:text-underline-style="none" fo:font-weight="normal" officeooo:rsid="00339f1b" style:font-size-asian="10.5pt" style:font-weight-asian="normal" style:font-size-complex="12pt" style:font-weight-complex="normal"/>
    </style:style>
    <style:style style:name="T10" style:family="text">
      <style:text-properties style:font-name="Avenir Next" fo:font-size="12pt" style:text-underline-style="none" fo:font-weight="normal" officeooo:rsid="002ebc2d" fo:background-color="#afd095" loext:char-shading-value="0" style:font-size-asian="10.5pt" style:font-weight-asian="normal" style:font-size-complex="12pt" style:font-weight-complex="normal"/>
    </style:style>
    <style:style style:name="T11" style:family="text">
      <style:text-properties style:font-name="Avenir Next" fo:font-size="12pt" style:text-underline-style="none" fo:font-weight="normal" officeooo:rsid="00214f9f" fo:background-color="#afd095" loext:char-shading-value="0" style:font-size-asian="10.5pt" style:font-weight-asian="normal" style:font-size-complex="12pt" style:font-weight-complex="normal"/>
    </style:style>
    <style:style style:name="T12" style:family="text">
      <style:text-properties style:font-name="Avenir Next" fo:font-size="12pt" fo:font-style="normal" style:text-underline-style="none" fo:font-weight="bold" officeooo:rsid="00214f9f" style:font-size-asian="10.5pt" style:font-style-asian="normal" style:font-weight-asian="bold" style:font-size-complex="12pt" style:font-style-complex="normal" style:font-weight-complex="bold"/>
    </style:style>
    <style:style style:name="T13" style:family="text">
      <style:text-properties style:font-name="Avenir Next" fo:font-size="12pt" fo:font-style="normal" style:text-underline-style="none" fo:font-weight="bold" officeooo:rsid="0026c843" style:font-size-asian="10.5pt" style:font-style-asian="normal" style:font-weight-asian="bold" style:font-size-complex="12pt" style:font-style-complex="normal" style:font-weight-complex="bold"/>
    </style:style>
    <style:style style:name="T14" style:family="text">
      <style:text-properties style:font-name="Avenir Next" fo:font-size="12pt" fo:font-style="normal" style:text-underline-style="none" fo:font-weight="bold" officeooo:rsid="0049eb4e" style:font-size-asian="10.5pt" style:font-style-asian="normal" style:font-weight-asian="bold" style:font-size-complex="12pt" style:font-style-complex="normal" style:font-weight-complex="bold"/>
    </style:style>
    <style:style style:name="T15" style:family="text">
      <style:text-properties style:font-name="Avenir Next" fo:font-size="12pt" fo:font-style="normal" style:text-underline-style="none" fo:font-weight="bold" officeooo:rsid="004696c1" style:font-size-asian="10.5pt" style:font-style-asian="normal" style:font-weight-asian="bold" style:font-size-complex="12pt" style:font-style-complex="normal" style:font-weight-complex="bold"/>
    </style:style>
    <style:style style:name="T16" style:family="text">
      <style:text-properties style:font-name="Avenir Next" fo:font-size="12pt" fo:font-style="normal" style:text-underline-style="none" fo:font-weight="bold" officeooo:rsid="0025e743" style:font-size-asian="10.5pt" style:font-style-asian="normal" style:font-weight-asian="bold" style:font-size-complex="12pt" style:font-style-complex="normal" style:font-weight-complex="bold"/>
    </style:style>
    <style:style style:name="T17" style:family="text">
      <style:text-properties style:font-name="Avenir Next" fo:font-size="12pt" fo:font-style="normal" style:text-underline-style="none" fo:font-weight="bold" officeooo:rsid="00214f9f" fo:background-color="#afd095" loext:char-shading-value="0" style:font-size-asian="10.5pt" style:font-style-asian="normal" style:font-weight-asian="bold" style:font-size-complex="12pt" style:font-style-complex="normal" style:font-weight-complex="bold"/>
    </style:style>
    <style:style style:name="T18" style:family="text">
      <style:text-properties style:font-name="Avenir Next" fo:font-size="12pt" fo:font-style="normal" style:text-underline-style="none" fo:font-weight="bold" officeooo:rsid="003d15fd" fo:background-color="#afd095" loext:char-shading-value="0" style:font-size-asian="10.5pt" style:font-style-asian="normal" style:font-weight-asian="bold" style:font-size-complex="12pt" style:font-style-complex="normal" style:font-weight-complex="bold"/>
    </style:style>
    <style:style style:name="T19" style:family="text">
      <style:text-properties style:font-name="Avenir Next" fo:font-size="12pt" fo:font-style="normal" style:text-underline-style="none" fo:font-weight="bold" officeooo:rsid="00364271" fo:background-color="#afd095" loext:char-shading-value="0" style:font-size-asian="10.5pt" style:font-style-asian="normal" style:font-weight-asian="bold" style:font-size-complex="12pt" style:font-style-complex="normal" style:font-weight-complex="bold"/>
    </style:style>
    <style:style style:name="T20" style:family="text">
      <style:text-properties style:font-name="Avenir Next" fo:font-size="12pt" fo:font-style="normal" style:text-underline-style="none" fo:font-weight="bold" officeooo:rsid="004696c1" fo:background-color="#afd095" loext:char-shading-value="0" style:font-size-asian="10.5pt" style:font-style-asian="normal" style:font-weight-asian="bold" style:font-size-complex="12pt" style:font-style-complex="normal" style:font-weight-complex="bold"/>
    </style:style>
    <style:style style:name="T21" style:family="text">
      <style:text-properties style:font-name="Avenir Next" fo:font-size="12pt" fo:font-style="normal" style:text-underline-style="none" fo:font-weight="bold" officeooo:rsid="002f35dd" fo:background-color="transparent" loext:char-shading-value="0" style:font-size-asian="10.5pt" style:font-style-asian="normal" style:font-weight-asian="bold" style:font-size-complex="12pt" style:font-style-complex="normal" style:font-weight-complex="bold"/>
    </style:style>
    <style:style style:name="T22" style:family="text">
      <style:text-properties style:font-name="Avenir Next" fo:font-size="12pt" fo:font-style="normal" style:text-underline-style="none" fo:font-weight="normal" officeooo:rsid="00214f9f" style:font-size-asian="10.5pt" style:font-style-asian="normal" style:font-weight-asian="normal" style:font-size-complex="12pt" style:font-style-complex="normal" style:font-weight-complex="normal"/>
    </style:style>
    <style:style style:name="T23" style:family="text">
      <style:text-properties style:font-name="Avenir Next" fo:font-size="12pt" fo:font-style="normal" style:text-underline-style="none" fo:font-weight="normal" officeooo:rsid="0026c843" style:font-size-asian="10.5pt" style:font-style-asian="normal" style:font-weight-asian="normal" style:font-size-complex="12pt" style:font-style-complex="normal" style:font-weight-complex="normal"/>
    </style:style>
    <style:style style:name="T24" style:family="text">
      <style:text-properties style:font-name="Avenir Next" fo:font-size="12pt" fo:font-style="normal" style:text-underline-style="none" fo:font-weight="normal" officeooo:rsid="003ef57b" style:font-size-asian="10.5pt" style:font-style-asian="normal" style:font-weight-asian="normal" style:font-size-complex="12pt" style:font-style-complex="normal" style:font-weight-complex="normal"/>
    </style:style>
    <style:style style:name="T25" style:family="text">
      <style:text-properties style:font-name="Avenir Next" fo:font-size="12pt" fo:font-style="normal" style:text-underline-style="none" fo:font-weight="normal" officeooo:rsid="00453363" style:font-size-asian="10.5pt" style:font-style-asian="normal" style:font-weight-asian="normal" style:font-size-complex="12pt" style:font-style-complex="normal" style:font-weight-complex="normal"/>
    </style:style>
    <style:style style:name="T26" style:family="text">
      <style:text-properties style:font-name="Avenir Next" fo:font-size="12pt" fo:font-style="normal" style:text-underline-style="none" fo:font-weight="normal" officeooo:rsid="00217422" style:font-size-asian="10.5pt" style:font-style-asian="normal" style:font-weight-asian="normal" style:font-size-complex="12pt" style:font-style-complex="normal" style:font-weight-complex="normal"/>
    </style:style>
    <style:style style:name="T27" style:family="text">
      <style:text-properties style:font-name="Avenir Next" fo:font-size="12pt" fo:font-style="normal" style:text-underline-style="none" fo:font-weight="normal" officeooo:rsid="0044faa0" style:font-size-asian="10.5pt" style:font-style-asian="normal" style:font-weight-asian="normal" style:font-size-complex="12pt" style:font-style-complex="normal" style:font-weight-complex="normal"/>
    </style:style>
    <style:style style:name="T28" style:family="text">
      <style:text-properties style:font-name="Avenir Next" fo:font-size="12pt" fo:font-style="normal" style:text-underline-style="none" fo:font-weight="normal" officeooo:rsid="004bc1d0" style:font-size-asian="10.5pt" style:font-style-asian="normal" style:font-weight-asian="normal" style:font-size-complex="12pt" style:font-style-complex="normal" style:font-weight-complex="normal"/>
    </style:style>
    <style:style style:name="T29" style:family="text">
      <style:text-properties style:font-name="Avenir Next" fo:font-size="12pt" fo:font-style="normal" style:text-underline-style="none" fo:font-weight="normal" officeooo:rsid="004beea9" style:font-size-asian="10.5pt" style:font-style-asian="normal" style:font-weight-asian="normal" style:font-size-complex="12pt" style:font-style-complex="normal" style:font-weight-complex="normal"/>
    </style:style>
    <style:style style:name="T30" style:family="text">
      <style:text-properties style:font-name="Avenir Next" fo:font-size="12pt" fo:font-style="normal" style:text-underline-style="none" fo:font-weight="normal" officeooo:rsid="003095b7" style:font-size-asian="10.5pt" style:font-style-asian="normal" style:font-weight-asian="normal" style:font-size-complex="12pt" style:font-style-complex="normal" style:font-weight-complex="normal"/>
    </style:style>
    <style:style style:name="T31" style:family="text">
      <style:text-properties style:font-name="Avenir Next" fo:font-size="12pt" fo:font-style="normal" style:text-underline-style="none" fo:font-weight="normal" officeooo:rsid="00329b04" style:font-size-asian="10.5pt" style:font-style-asian="normal" style:font-weight-asian="normal" style:font-size-complex="12pt" style:font-style-complex="normal" style:font-weight-complex="normal"/>
    </style:style>
    <style:style style:name="T32" style:family="text">
      <style:text-properties style:font-name="Avenir Next" fo:font-size="12pt" fo:font-style="normal" style:text-underline-style="none" fo:font-weight="normal" officeooo:rsid="00359710" style:font-size-asian="10.5pt" style:font-style-asian="normal" style:font-weight-asian="normal" style:font-size-complex="12pt" style:font-style-complex="normal" style:font-weight-complex="normal"/>
    </style:style>
    <style:style style:name="T33" style:family="text">
      <style:text-properties style:font-name="Avenir Next" fo:font-size="12pt" fo:font-style="normal" style:text-underline-style="none" fo:font-weight="normal" officeooo:rsid="00214f9f" fo:background-color="#afd095" loext:char-shading-value="0" style:font-size-asian="10.5pt" style:font-style-asian="normal" style:font-weight-asian="normal" style:font-size-complex="12pt" style:font-style-complex="normal" style:font-weight-complex="normal"/>
    </style:style>
    <style:style style:name="T34" style:family="text">
      <style:text-properties style:font-name="Avenir Next" fo:font-size="12pt" fo:font-style="normal" style:text-underline-style="none" fo:font-weight="normal" officeooo:rsid="0026c843" fo:background-color="#afd095" loext:char-shading-value="0" style:font-size-asian="10.5pt" style:font-style-asian="normal" style:font-weight-asian="normal" style:font-size-complex="12pt" style:font-style-complex="normal" style:font-weight-complex="normal"/>
    </style:style>
    <style:style style:name="T35" style:family="text">
      <style:text-properties style:font-name="Avenir Next" fo:font-size="12pt" fo:font-style="normal" style:text-underline-style="none" fo:font-weight="normal" officeooo:rsid="003ef57b" fo:background-color="#afd095" loext:char-shading-value="0" style:font-size-asian="10.5pt" style:font-style-asian="normal" style:font-weight-asian="normal" style:font-size-complex="12pt" style:font-style-complex="normal" style:font-weight-complex="normal"/>
    </style:style>
    <style:style style:name="T36" style:family="text">
      <style:text-properties style:font-name="Avenir Next" fo:font-size="12pt" fo:font-style="normal" style:text-underline-style="none" fo:font-weight="normal" officeooo:rsid="00433e15" fo:background-color="#afd095" loext:char-shading-value="0" style:font-size-asian="10.5pt" style:font-style-asian="normal" style:font-weight-asian="normal" style:font-size-complex="12pt" style:font-style-complex="normal" style:font-weight-complex="normal"/>
    </style:style>
    <style:style style:name="T37" style:family="text">
      <style:text-properties style:font-name="Avenir Next" fo:font-size="12pt" fo:font-style="normal" style:text-underline-style="none" fo:font-weight="normal" officeooo:rsid="00214f9f" fo:background-color="transparent" loext:char-shading-value="0" style:font-size-asian="10.5pt" style:font-style-asian="normal" style:font-weight-asian="normal" style:font-size-complex="12pt" style:font-style-complex="normal" style:font-weight-complex="normal"/>
    </style:style>
    <style:style style:name="T38" style:family="text">
      <style:text-properties style:font-name="Avenir Next" fo:font-size="12pt" fo:font-style="normal" style:text-underline-style="none" fo:font-weight="normal" officeooo:rsid="002f35dd"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style:font-name="Avenir Next" fo:font-size="12pt" fo:font-style="normal" style:text-underline-style="none" officeooo:rsid="0026c843" style:font-size-asian="10.5pt" style:font-style-asian="normal" style:font-size-complex="12pt" style:font-style-complex="normal"/>
    </style:style>
    <style:style style:name="T40" style:family="text">
      <style:text-properties style:font-name="Avenir Next" fo:font-size="12pt" fo:font-style="normal" style:text-underline-style="none" officeooo:rsid="006a58a6" style:font-size-asian="10.5pt" style:font-style-asian="normal" style:font-size-complex="12pt" style:font-style-complex="normal"/>
    </style:style>
    <style:style style:name="T41" style:family="text">
      <style:text-properties style:font-name="Avenir Next" fo:font-size="12pt" fo:font-style="normal" style:text-underline-style="none" officeooo:rsid="006ad644" style:font-size-asian="10.5pt" style:font-style-asian="normal" style:font-size-complex="12pt" style:font-style-complex="normal"/>
    </style:style>
    <style:style style:name="T42" style:family="text">
      <style:text-properties style:font-name="Avenir Next" fo:font-size="12pt" style:text-underline-style="solid" style:text-underline-width="auto" style:text-underline-color="font-color" fo:font-weight="bold" officeooo:rsid="00113da3" style:font-size-asian="10.5pt" style:font-weight-asian="bold" style:font-size-complex="12pt" style:font-weight-complex="bold"/>
    </style:style>
    <style:style style:name="T43" style:family="text">
      <style:text-properties style:font-name="Avenir Next" fo:font-size="12pt" style:text-underline-style="solid" style:text-underline-width="auto" style:text-underline-color="font-color" fo:font-weight="bold" officeooo:rsid="0024baa4" style:font-size-asian="10.5pt" style:font-weight-asian="bold" style:font-size-complex="12pt" style:font-weight-complex="bold"/>
    </style:style>
    <style:style style:name="T44" style:family="text">
      <style:text-properties style:font-name="Avenir Next" fo:font-size="12pt" style:text-underline-style="solid" style:text-underline-width="auto" style:text-underline-color="font-color" fo:font-weight="bold" officeooo:rsid="002273f2" style:font-size-asian="10.5pt" style:font-weight-asian="bold" style:font-size-complex="12pt" style:font-weight-complex="bold"/>
    </style:style>
    <style:style style:name="T45" style:family="text">
      <style:text-properties style:font-name="Avenir Next" fo:font-size="12pt" style:text-underline-style="solid" style:text-underline-width="auto" style:text-underline-color="font-color" fo:font-weight="bold" officeooo:rsid="0025e743" style:font-size-asian="10.5pt" style:font-weight-asian="bold" style:font-size-complex="12pt" style:font-weight-complex="bold"/>
    </style:style>
    <style:style style:name="T46" style:family="text">
      <style:text-properties style:font-name="Avenir Next" fo:font-size="12pt" style:text-underline-style="solid" style:text-underline-width="auto" style:text-underline-color="font-color" fo:font-weight="bold" officeooo:rsid="002f3515" style:font-size-asian="10.5pt" style:font-weight-asian="bold" style:font-size-complex="12pt" style:font-weight-complex="bold"/>
    </style:style>
    <style:style style:name="T47" style:family="text">
      <style:text-properties style:font-name="Avenir Next" style:text-underline-style="none" fo:font-weight="normal" officeooo:rsid="00270c0f" style:font-weight-asian="normal" style:font-weight-complex="normal"/>
    </style:style>
    <style:style style:name="T48" style:family="text">
      <style:text-properties style:font-name="Avenir Next" style:text-underline-style="none" fo:font-weight="normal" officeooo:rsid="002d0738" style:font-weight-asian="normal" style:font-weight-complex="normal"/>
    </style:style>
    <style:style style:name="T49" style:family="text">
      <style:text-properties style:font-name="Avenir Next" style:text-underline-style="none" fo:font-weight="normal" officeooo:rsid="001ad3c0" style:font-weight-asian="normal" style:font-weight-complex="normal"/>
    </style:style>
    <style:style style:name="T50" style:family="text">
      <style:text-properties style:font-name="Avenir Next" style:text-underline-style="none" fo:font-weight="normal" officeooo:rsid="00214f9f" style:font-weight-asian="normal" style:font-weight-complex="normal"/>
    </style:style>
    <style:style style:name="T51" style:family="text">
      <style:text-properties style:font-name="Avenir Next" style:text-underline-style="none" fo:font-weight="normal" officeooo:rsid="002ebc2d" style:font-weight-asian="normal" style:font-weight-complex="normal"/>
    </style:style>
    <style:style style:name="T52" style:family="text">
      <style:text-properties style:font-name="Avenir Next" style:text-underline-style="none" fo:font-weight="normal" officeooo:rsid="001f3658" style:font-weight-asian="normal" style:font-weight-complex="normal"/>
    </style:style>
    <style:style style:name="T53" style:family="text">
      <style:text-properties style:font-name="Avenir Next" style:text-underline-style="none" fo:font-weight="normal" officeooo:rsid="00227b5b" style:font-weight-asian="normal" style:font-weight-complex="normal"/>
    </style:style>
    <style:style style:name="T54" style:family="text">
      <style:text-properties style:font-name="Avenir Next" style:text-underline-style="none" fo:font-weight="normal" officeooo:rsid="00339f1b" style:font-weight-asian="normal" style:font-weight-complex="normal"/>
    </style:style>
    <style:style style:name="T55" style:family="text">
      <style:text-properties style:font-name="Avenir Next" style:text-underline-style="none" fo:font-weight="normal" officeooo:rsid="002ebc2d" fo:background-color="#afd095" loext:char-shading-value="0" style:font-weight-asian="normal" style:font-weight-complex="normal"/>
    </style:style>
    <style:style style:name="T56" style:family="text">
      <style:text-properties style:font-name="Avenir Next" style:text-underline-style="none" fo:font-weight="normal" officeooo:rsid="00214f9f" fo:background-color="#afd095" loext:char-shading-value="0" style:font-weight-asian="normal" style:font-weight-complex="normal"/>
    </style:style>
    <style:style style:name="T57" style:family="text">
      <style:text-properties style:font-name="Avenir Next" style:text-underline-style="solid" style:text-underline-width="auto" style:text-underline-color="font-color" fo:font-weight="bold" officeooo:rsid="00113da3" style:font-weight-asian="bold" style:font-weight-complex="bold"/>
    </style:style>
    <style:style style:name="T58" style:family="text">
      <style:text-properties style:font-name="Avenir Next" style:text-underline-style="solid" style:text-underline-width="auto" style:text-underline-color="font-color" fo:font-weight="bold" officeooo:rsid="0024baa4" style:font-weight-asian="bold" style:font-weight-complex="bold"/>
    </style:style>
    <style:style style:name="T59" style:family="text">
      <style:text-properties style:font-name="Avenir Next" style:text-underline-style="solid" style:text-underline-width="auto" style:text-underline-color="font-color" fo:font-weight="bold" officeooo:rsid="002273f2" style:font-weight-asian="bold" style:font-weight-complex="bold"/>
    </style:style>
    <style:style style:name="T60" style:family="text">
      <style:text-properties style:font-name="Avenir Next" style:text-underline-style="solid" style:text-underline-width="auto" style:text-underline-color="font-color" fo:font-weight="bold" officeooo:rsid="0025e743" style:font-weight-asian="bold" style:font-weight-complex="bold"/>
    </style:style>
    <style:style style:name="T61" style:family="text">
      <style:text-properties style:font-name="Avenir Next" style:text-underline-style="solid" style:text-underline-width="auto" style:text-underline-color="font-color" fo:font-weight="bold" officeooo:rsid="002f3515" style:font-weight-asian="bold" style:font-weight-complex="bold"/>
    </style:style>
    <style:style style:name="T62"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63"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64"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65"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66"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67"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68"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69"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70"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71"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72"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73"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74"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75"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76"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77"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78"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79"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80"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81"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82"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83"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84"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85"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86"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87"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88"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89" style:family="text">
      <style:text-properties style:font-name="Avenir Next" fo:font-style="normal" style:text-underline-style="none" officeooo:rsid="0026c843" style:font-style-asian="normal" style:font-style-complex="normal"/>
    </style:style>
    <style:style style:name="T90" style:family="text">
      <style:text-properties style:font-name="Avenir Next" fo:font-style="normal" style:text-underline-style="none" officeooo:rsid="006a58a6" style:font-style-asian="normal" style:font-style-complex="normal"/>
    </style:style>
    <style:style style:name="T91" style:family="text">
      <style:text-properties style:font-name="Avenir Next" fo:font-style="normal" style:text-underline-style="none" officeooo:rsid="006ad644" style:font-style-asian="normal" style:font-style-complex="normal"/>
    </style:style>
    <style:style style:name="T92" style:family="text">
      <style:text-properties style:text-underline-style="none" officeooo:rsid="00144904"/>
    </style:style>
    <style:style style:name="T93" style:family="text">
      <style:text-properties style:text-underline-style="none" officeooo:rsid="002d0738" fo:background-color="#afd095" loext:char-shading-value="0"/>
    </style:style>
    <style:style style:name="T94" style:family="text">
      <style:text-properties style:text-underline-style="none" officeooo:rsid="00144904" fo:background-color="#afd095" loext:char-shading-value="0"/>
    </style:style>
    <style:style style:name="T95" style:family="text">
      <style:text-properties style:text-underline-style="none" officeooo:rsid="00348670" fo:background-color="#afd095" loext:char-shading-value="0"/>
    </style:style>
    <style:style style:name="T96" style:family="text">
      <style:text-properties style:text-underline-style="none" officeooo:rsid="001e0c0c" fo:background-color="#afd095" loext:char-shading-value="0"/>
    </style:style>
    <style:style style:name="T97" style:family="text">
      <style:text-properties style:text-underline-style="none" officeooo:rsid="001e0c0c"/>
    </style:style>
    <style:style style:name="T98" style:family="text">
      <style:text-properties officeooo:rsid="00144904"/>
    </style:style>
    <style:style style:name="T99" style:family="text">
      <style:text-properties fo:background-color="#afd095" loext:char-shading-value="0"/>
    </style:style>
    <style:style style:name="T100" style:family="text">
      <style:text-properties officeooo:rsid="0037c383" fo:background-color="#afd095" loext:char-shading-value="0"/>
    </style:style>
    <style:style style:name="T101" style:family="text">
      <style:text-properties officeooo:rsid="00227b5b"/>
    </style:style>
    <style:style style:name="T102" style:family="text">
      <style:text-properties officeooo:rsid="00339f1b"/>
    </style:style>
    <style:style style:name="T103" style:family="text">
      <style:text-properties fo:font-style="normal" style:font-style-asian="normal" style:font-style-complex="normal"/>
    </style:style>
    <style:style style:name="T104" style:family="text">
      <style:text-properties fo:font-style="normal" officeooo:rsid="0026c843" style:font-style-asian="normal" style:font-style-complex="normal"/>
    </style:style>
    <style:style style:name="T105" style:family="text">
      <style:text-properties fo:font-style="normal" officeooo:rsid="006a58a6" style:font-style-asian="normal" style:font-style-complex="normal"/>
    </style:style>
    <style:style style:name="T106" style:family="text">
      <style:text-properties fo:font-style="normal" officeooo:rsid="006ad644" style:font-style-asian="normal" style:font-style-complex="normal"/>
    </style:style>
    <style:style style:name="T107" style:family="text">
      <style:text-properties fo:font-style="normal" officeooo:rsid="0029a17c" style:font-style-asian="normal" style:font-style-complex="normal"/>
    </style:style>
    <style:style style:name="T108" style:family="text">
      <style:text-properties fo:font-style="normal" officeooo:rsid="003a5017" style:font-style-asian="normal" style:font-style-complex="normal"/>
    </style:style>
    <style:style style:name="T109" style:family="text">
      <style:text-properties officeooo:rsid="0030aa48"/>
    </style:style>
    <style:style style:name="T110" style:family="text">
      <style:text-properties officeooo:rsid="0018bf96"/>
    </style:style>
    <style:style style:name="T111" style:family="text">
      <style:text-properties officeooo:rsid="0037c383"/>
    </style:style>
    <style:style style:name="T112" style:family="text">
      <style:text-properties officeooo:rsid="0026c843"/>
    </style:style>
    <style:style style:name="T113" style:family="text">
      <style:text-properties fo:font-weight="bold" officeooo:rsid="0026c843" style:font-weight-asian="bold" style:font-weight-complex="bold"/>
    </style:style>
    <style:style style:name="T114" style:family="text">
      <style:text-properties officeooo:rsid="00389904"/>
    </style:style>
    <style:style style:name="T115" style:family="text">
      <style:text-properties officeooo:rsid="003a5017"/>
    </style:style>
    <style:style style:name="T116" style:family="text">
      <style:text-properties officeooo:rsid="0029a17c"/>
    </style:style>
    <style:style style:name="T117" style:family="text">
      <style:text-properties officeooo:rsid="0024baa4"/>
    </style:style>
    <style:style style:name="T118" style:family="text">
      <style:text-properties officeooo:rsid="0064b1fd"/>
    </style:style>
    <style:style style:name="T119" style:family="text">
      <style:text-properties officeooo:rsid="0064cc24"/>
    </style:style>
    <style:style style:name="T120" style:family="text">
      <style:text-properties officeooo:rsid="006a58a6"/>
    </style:style>
    <style:style style:name="T121" style:family="text">
      <style:text-properties officeooo:rsid="006ad644"/>
    </style:style>
    <style:style style:name="T122" style:family="text">
      <style:text-properties officeooo:rsid="002d4c29"/>
    </style:style>
    <style:style style:name="T123" style:family="text">
      <style:text-properties fo:font-weight="normal" style:font-weight-asian="normal" style:font-weight-complex="normal"/>
    </style:style>
    <style:style style:name="T124" style:family="text">
      <style:text-properties fo:font-weight="normal" officeooo:rsid="002d4c29" style:font-weight-asian="normal" style:font-weight-complex="normal"/>
    </style:style>
    <style:style style:name="T125" style:family="text">
      <style:text-properties fo:font-weight="normal" officeooo:rsid="002f35dd" style:font-weight-asian="normal" style:font-weight-complex="normal"/>
    </style:style>
    <style:style style:name="T126" style:family="text">
      <style:text-properties fo:font-weight="normal" officeooo:rsid="0033c7cd" style:font-weight-asian="normal" style:font-weight-complex="normal"/>
    </style:style>
    <style:style style:name="T127" style:family="text">
      <style:text-properties fo:font-weight="normal" officeooo:rsid="00379ef8" style:font-weight-asian="normal" style:font-weight-complex="normal"/>
    </style:style>
    <style:style style:name="T128" style:family="text">
      <style:text-properties fo:font-weight="normal" officeooo:rsid="0038f7ed" style:font-weight-asian="normal" style:font-weight-complex="normal"/>
    </style:style>
    <style:style style:name="T129" style:family="text">
      <style:text-properties officeooo:rsid="002f35dd"/>
    </style:style>
    <style:style style:name="T130" style:family="text">
      <style:text-properties officeooo:rsid="0038f7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iri Chow (#40003396)</text:p>
      <text:p text:style-name="P50">COMP 479</text:p>
      <text:p text:style-name="P50">Fall ‘20</text:p>
      <text:p text:style-name="P51"/>
      <text:p text:style-name="P52">Project #<text:span text:style-name="T1">2</text:span></text:p>
      <text:p text:style-name="P57"/>
      <text:p text:style-name="P1">Using Python3</text:p>
      <text:p text:style-name="P4">Yellow Highlight: Issue with running.</text:p>
      <text:p text:style-name="P3">Green Highlight: Given names for outputs/inputs.</text:p>
      <text:p text:style-name="P1"/>
      <text:p text:style-name="P2">Preprocessing:</text:p>
      <text:p text:style-name="P2"/>
      <text:p text:style-name="P53">Step #1 – Reading the Reuter’s collection</text:p>
      <text:p text:style-name="P36">(block-1-reader.py)</text:p>
      <text:p text:style-name="P36"/>
      <text:list xml:id="list1362379138" text:style-name="L1">
        <text:list-item>
          <text:p text:style-name="P14">python3 ./block-1-reader.py --path reuters21578</text:p>
        </text:list-item>
        <text:list-item>
          <text:p text:style-name="P37"><text:span text:style-name="T92">python3 ./block-1-reader.py --path reuters21578 -o </text:span><text:span text:style-name="T93">collection</text:span><text:span text:style-name="T94">.json</text:span></text:p>
          <text:p text:style-name="P5"/>
        </text:list-item>
      </text:list>
      <text:p text:style-name="P61">============================================================</text:p>
      <text:p text:style-name="P61">Input: <text:span text:style-name="T98">reuters21578 </text:span>(Corpus’ path)</text:p>
      <text:p text:style-name="P65"><text:span text:style-name="T47">Output: </text:span><text:span text:style-name="T48">Creates a JSON file of the entire collection of </text:span><text:span text:style-name="T47">SGM </text:span><text:span text:style-name="T49">000 </text:span><text:span text:style-name="T48">to</text:span><text:span text:style-name="T49"> 021</text:span><text:span text:style-name="T47"> data as a string.</text:span></text:p>
      <text:p text:style-name="P18">============================================================</text:p>
      <text:p text:style-name="P58"/>
      <text:p text:style-name="P58">- <text:span text:style-name="T110">Changing directory to /reuters21578 to scan for .sgm files.</text:span></text:p>
      <text:p text:style-name="P58">- open(file_name,'r', errors='ignore'): <text:span text:style-name="T110">Opening files but set errors parameter to ignore due to unicode issue in sgm17.</text:span></text:p>
      <text:p text:style-name="P56">Error: </text:p>
      <text:p text:style-name="P41">UnicodeDecodeError: 'utf-8' codec can't decode byte 0xfc in position 1519554: invalid start byte</text:p>
      <text:p text:style-name="P42"/>
      <text:p text:style-name="P53">Step #2 – Extracting the raw text of each article from the corpus </text:p>
      <text:p text:style-name="P31">(block-2-document-segmenter.py)</text:p>
      <text:p text:style-name="P32"/>
      <text:list xml:id="list771617785" text:style-name="L2">
        <text:list-item>
          <text:p text:style-name="P6"><text:span text:style-name="T97">python3 ./block-1-reader.py --path reuters21578 | python3 ./block-2-document-segmenter.py -o </text:span><text:span text:style-name="T99">documents.json </text:span></text:p>
        </text:list-item>
        <text:list-item>
          <text:p text:style-name="P33"><text:span text:style-name="T97">python3 ./block-2-document-segmenter.py -i </text:span><text:span text:style-name="T93">collection</text:span><text:span text:style-name="T94">.json</text:span><text:span text:style-name="T97"> -o </text:span><text:span text:style-name="T95">documents</text:span><text:span text:style-name="T96">.json</text:span></text:p>
        </text:list-item>
      </text:list>
      <text:p text:style-name="P61"/>
      <text:p text:style-name="P61">============================================================</text:p>
      <text:p text:style-name="P65"><text:span text:style-name="T50">- Input: </text:span><text:span text:style-name="T55">collection</text:span><text:span text:style-name="T56">.json</text:span><text:span text:style-name="T50"> contains all the documents </text:span><text:span text:style-name="T51">or pipelined stdin data from</text:span></text:p>
      <text:p text:style-name="P65"><text:span text:style-name="T50">- Output: Creates </text:span><text:span text:style-name="T51">a</text:span><text:span text:style-name="T50"> </text:span><text:span text:style-name="T51">JSON file</text:span><text:span text:style-name="T50"> with </text:span><text:span text:style-name="T52">the</text:span><text:span text:style-name="T51"> documents </text:span><text:span text:style-name="T52">from the entire collection</text:span><text:span text:style-name="T50">.</text:span></text:p>
      <text:p text:style-name="P19">============================================================</text:p>
      <text:p text:style-name="P19"/>
      <text:p text:style-name="P64">- **BeautifulSoup must be installed to parse the documents.</text:p>
      <text:p text:style-name="P64"><text:soft-page-break/><text:span text:style-name="T104">- **</text:span><text:span text:style-name="T105">JSON is needed to parse </text:span><text:span text:style-name="T106">the pipelined data</text:span></text:p>
      <text:p text:style-name="P62">- replace("reuters", "REUTERS") is used to satisfied the assert &lt;REUTERS&gt; since html parser lower-cases the tags.</text:p>
      <text:p text:style-name="P62">- sys.stdin.isatty(): <text:span text:style-name="T102">C</text:span><text:span text:style-name="T109">heck if stdin filestream is being used.</text:span></text:p>
      <text:p text:style-name="P62">- sys.stdin.read(): <text:span text:style-name="T102">R</text:span><text:span text:style-name="T109">ead the pipelined data</text:span></text:p>
      <text:p text:style-name="P66"><text:span text:style-name="T50">- str(</text:span><text:span text:style-name="T53">document</text:span><text:span text:style-name="T50">): </text:span><text:span text:style-name="T54">C</text:span><text:span text:style-name="T50">hange the “tag” object to “string”</text:span></text:p>
      <text:p text:style-name="P20"><text:span text:style-name="T101">- enumerate(documents): </text:span><text:span text:style-name="T102">Used to iterate but keep an index variable</text:span></text:p>
      <text:p text:style-name="P20"/>
      <text:p text:style-name="P66"><text:span text:style-name="T57">Step #3 – </text:span><text:span text:style-name="T58">Extraction</text:span></text:p>
      <text:p text:style-name="P54">(block-3-extractor.py)</text:p>
      <text:p text:style-name="P54"/>
      <text:p text:style-name="P38">Tested Commands</text:p>
      <text:list xml:id="list749078379" text:style-name="L3">
        <text:list-item>
          <text:p text:style-name="P67"><text:span text:style-name="T62">python3 ./block-3-extractor.py -i </text:span><text:span text:style-name="T67">document</text:span><text:span text:style-name="T68">s</text:span><text:span text:style-name="T67">.json</text:span><text:span text:style-name="T62"> -o </text:span><text:span text:style-name="T69">articles</text:span><text:span text:style-name="T67">.json</text:span><text:span text:style-name="T62"> </text:span></text:p>
        </text:list-item>
        <text:list-item>
          <text:p text:style-name="P15">python3 ./block-1-reader.py --path reuters21578 | python3 ./block-2-document-segmenter.py | python3 ./block-3-extractor.py -<text:span text:style-name="T111">o </text:span><text:span text:style-name="T100">articles.json</text:span></text:p>
        </text:list-item>
      </text:list>
      <text:p text:style-name="P45"/>
      <text:p text:style-name="P46">============================================================</text:p>
      <text:p text:style-name="P66"><text:span text:style-name="T72">- Input:</text:span><text:span text:style-name="T83"> </text:span><text:span text:style-name="T85">document</text:span><text:span text:style-name="T86">s</text:span><text:span text:style-name="T87">.json</text:span><text:span text:style-name="T72"> </text:span><text:span text:style-name="T73">contains </text:span><text:span text:style-name="T74">all the</text:span><text:span text:style-name="T75"> documents </text:span><text:span text:style-name="T74">of the collection. (This is the list of tokens”</text:span></text:p>
      <text:p text:style-name="P66"><text:span text:style-name="T73">- Output: </text:span><text:span text:style-name="T74">list of </text:span><text:span text:style-name="T76">dictionaries</text:span><text:span text:style-name="T74">(List F)</text:span><text:span text:style-name="T73"> with “ID and Text” </text:span><text:span text:style-name="T74">(Term-document pairs)</text:span><text:span text:style-name="T73"> </text:span></text:p>
      <text:p text:style-name="P25">============================================================</text:p>
      <text:p text:style-name="P28"/>
      <text:p text:style-name="P28"><text:span text:style-name="T112">- </text:span><text:span text:style-name="T113">**BeautifulSoup must be installed to parse the documents.</text:span></text:p>
      <text:p text:style-name="P30">- document_id: <text:span text:style-name="T114">Consists of ID with whitespace and escape characters</text:span></text:p>
      <text:p text:style-name="P28">- document_id_arr: <text:span text:style-name="T115">Consists of an array with one element (the ID #). </text:span><text:span text:style-name="T116">Python’s regex library is used to parse the document_id without the escaped characters and whitespace.</text:span></text:p>
      <text:p text:style-name="P28">- document.body.contents[0]: <text:span text:style-name="T115">Used to get the b</text:span>ody tag's text</text:p>
      <text:p text:style-name="P62"><text:span text:style-name="T103">- </text:span><text:span text:style-name="T107">str(text): </text:span><text:span text:style-name="T108">C</text:span><text:span text:style-name="T107">ast the iterable string to a normal string.</text:span></text:p>
      <text:p text:style-name="P21">- re.sub(r"[\\]+","",text): Remove escaped backslash lines</text:p>
      <text:p text:style-name="P21"/>
      <text:p text:style-name="P55">Step #4 – <text:span text:style-name="T117">Tokenisation</text:span></text:p>
      <text:p text:style-name="P55">(block-4-tokeniser.py)</text:p>
      <text:p text:style-name="P59"/>
      <text:p text:style-name="P39">Tested Commands</text:p>
      <text:list xml:id="list3242754397" text:style-name="L4">
        <text:list-item>
          <text:p text:style-name="P16">python3 block-4-tokenizer.py -i <text:span text:style-name="T99">articles.json</text:span> -o <text:span text:style-name="T99">tokens.json </text:span></text:p>
        </text:list-item>
        <text:list-item>
          <text:p text:style-name="P43">python3 ./block-1-reader.py --path reuters21578 | python3 ./block-2-document-segmenter.py | python3 ./block-3-extractor.py | python3 ./block-4-tokenizer.py -o <text:span text:style-name="T99">tokens.json</text:span></text:p>
        </text:list-item>
      </text:list>
      <text:p text:style-name="P29"/>
      <text:p text:style-name="P47">============================================================</text:p>
      <text:p text:style-name="P68"><text:span text:style-name="T72">- Input: </text:span><text:span text:style-name="T88">articles</text:span><text:span text:style-name="T87">.json</text:span><text:span text:style-name="T72"> </text:span><text:span text:style-name="T73">contains </text:span><text:span text:style-name="T74">lists of <text:s/></text:span><text:span text:style-name="T76">dictionaries with ID and Text</text:span><text:span text:style-name="T77"> </text:span><text:span text:style-name="T74">(Term-Document ID pairs)</text:span></text:p>
      <text:p text:style-name="P68"><text:span text:style-name="T73">- Output: </text:span><text:span text:style-name="T78">Lists of Tokens</text:span><text:span text:style-name="T79"> </text:span><text:span text:style-name="T78"><text:s/>[ID, Token]</text:span></text:p>
      <text:p text:style-name="P26"><text:soft-page-break/>============================================================</text:p>
      <text:p text:style-name="P29"/>
      <text:p text:style-name="P68"><text:span text:style-name="T63">- **</text:span><text:span text:style-name="T64">NLTK</text:span><text:span text:style-name="T63"> must be installed to </text:span><text:span text:style-name="T64">tokenise</text:span><text:span text:style-name="T63"> the </text:span><text:span text:style-name="T64">texts</text:span><text:span text:style-name="T63">.</text:span></text:p>
      <text:p text:style-name="P74"><text:span text:style-name="T89">- **</text:span><text:span text:style-name="T90">JSON is needed to parse </text:span><text:span text:style-name="T91">the pipelined data</text:span></text:p>
      <text:p text:style-name="P63">- word_tokenize(full_text): Use NLTK to tokenise the text.</text:p>
      <text:p text:style-name="P63">- <text:span text:style-name="T118">Since the pipelined document needs to be properly formatted into JSON, some replacements are needed.</text:span></text:p>
      <text:p text:style-name="P63"><text:tab/>- data.replace("}","},")</text:p>
      <text:p text:style-name="P63"><text:tab/>- data= re.sub(r"{","[{",data, count=1) <text:span text:style-name="T119">#For start of index</text:span></text:p>
      <text:p text:style-name="P63"><text:tab/>- data= re.sub(r"},$","}]",data, count=1) </text:p>
      <text:p text:style-name="P22"/>
      <text:p text:style-name="P69"><text:span text:style-name="T57">Step #5 – </text:span><text:span text:style-name="T59"><text:s/></text:span><text:span text:style-name="T60">Sorting </text:span><text:span text:style-name="T61">&amp; Building an Index</text:span></text:p>
      <text:p text:style-name="P69"><text:span text:style-name="T57">(block-5-</text:span><text:span text:style-name="T60">sorter</text:span><text:span text:style-name="T57">.py)</text:span></text:p>
      <text:p text:style-name="P60"/>
      <text:p text:style-name="P40">Tested Commands</text:p>
      <text:list xml:id="list3374077977" text:style-name="L5">
        <text:list-item>
          <text:p text:style-name="P70"><text:span text:style-name="T65">python3 ./block-5-</text:span><text:span text:style-name="T66">sorter</text:span><text:span text:style-name="T65">.py -i </text:span><text:span text:style-name="T70">tokens.json</text:span><text:span text:style-name="T65"> </text:span></text:p>
        </text:list-item>
      </text:list>
      <text:p text:style-name="P44"/>
      <text:p text:style-name="P48">============================================================</text:p>
      <text:p text:style-name="P71"><text:span text:style-name="T72">- Input: </text:span><text:span text:style-name="T78">Lists of Tokens</text:span><text:span text:style-name="T79"> </text:span><text:span text:style-name="T78"><text:s/>[ID, Token]</text:span></text:p>
      <text:p text:style-name="P69"><text:span text:style-name="T73">- Output: </text:span><text:span text:style-name="T80">A sorted dictionary with unique terms as the key and strings of docIDs as the value. </text:span><text:span text:style-name="T81">Writes to a file known as “index.json”</text:span></text:p>
      <text:p text:style-name="P27">============================================================</text:p>
      <text:p text:style-name="P17"/>
      <text:p text:style-name="P7"><text:span text:style-name="T112">- **</text:span><text:span text:style-name="T120">JSON is needed to parse </text:span><text:span text:style-name="T121">the pipelined data</text:span></text:p>
      <text:p text:style-name="P7">- (set(map(tuple,data)):<text:span text:style-name="T123"> </text:span><text:span text:style-name="T124">Convert the list to tuple then remove the duplicate tuples. If you do set(data), it won’t work because the data is a list.</text:span></text:p>
      <text:p text:style-name="P7"><text:span text:style-name="T122">- key=lambda token: (token[1], float(token[0]): </text:span><text:span text:style-name="T124">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23"/>
      <text:p text:style-name="P7"><text:span text:style-name="T124">- </text:span><text:span text:style-name="T125">For indexing building, I’m using a dictionary(index).</text:span></text:p>
      <text:p text:style-name="P72"><text:span text:style-name="T84">- </text:span><text:span text:style-name="T71">index[current_token] = str(token[0]): </text:span><text:span text:style-name="T84">If the token doesn’t exist, the token will be added to the dictionary. The value is the string version of the docID.</text:span></text:p>
      <text:p text:style-name="P8"><text:span text:style-name="T125">- </text:span><text:span text:style-name="T129">current_listing = index[current_token]</text:span></text:p>
      <text:p text:style-name="P8"><text:span text:style-name="T129"><text:s text:c="3"/>index[current_token] = current_listing + ", " + str(token[0]):</text:span><text:span text:style-name="T125"> If the token does exist, the value must be updated by appending the docID to the current docIDs.</text:span></text:p>
      <text:p text:style-name="P8"><text:span text:style-name="T125"/></text:p>
      <text:p text:style-name="P8"><text:span text:style-name="T125">- </text:span><text:span text:style-name="T129">json.dump(index, file):</text:span><text:span text:style-name="T125"> </text:span><text:span text:style-name="T126">Dumps dictionary in final “index.json” file.</text:span></text:p>
      <text:p text:style-name="P23"/>
      <text:p text:style-name="P34">Step #6: Querying</text:p>
      <text:p text:style-name="P34">(query.py)</text:p>
      <text:p text:style-name="P9"/>
      <text:p text:style-name="P34">Tested Commands:</text:p>
      <text:list xml:id="list45428332" text:style-name="L6">
        <text:list-item>
          <text:p text:style-name="P10"><text:soft-page-break/>python3 query.py -i index.json -q here</text:p>
        </text:list-item>
        <text:list-item>
          <text:p text:style-name="P10">python3 query.py -i index.json -q !</text:p>
        </text:list-item>
        <text:list-item>
          <text:p text:style-name="P10">python3 query.py -i index.json -q man</text:p>
        </text:list-item>
      </text:list>
      <text:p text:style-name="P9"/>
      <text:p text:style-name="P49">============================================================</text:p>
      <text:p text:style-name="P73"><text:span text:style-name="T72">- Input: </text:span><text:span text:style-name="T82">Term-Document Dictionary in JSON format &amp; query term</text:span></text:p>
      <text:p text:style-name="P73"><text:span text:style-name="T73">- Output: </text:span><text:span text:style-name="T82">Print docID associated with query term. Prints error if term is not in the index.</text:span></text:p>
      <text:p text:style-name="P24">============================================================</text:p>
      <text:p text:style-name="P24"/>
      <text:p text:style-name="P11">except KeyError as err:<text:span text:style-name="T123"> </text:span><text:span text:style-name="T127">In the case that the term is not found in the index, an error will be raised and it will print not found.</text:span></text:p>
      <text:p text:style-name="P11"><text:span text:style-name="T127"/></text:p>
      <text:p text:style-name="P35">Test Queries:</text:p>
      <text:p text:style-name="P12">$ python3 query.py -i index.json -q man</text:p>
      <text:p text:style-name="P12"><text:span text:style-name="T123">Result:</text:span></text:p>
      <text:p text:style-name="P12"><text:span text:style-name="T123">28 269 1685 1895 2910 3864 4003 5030 5206 6343 6397 6471 8074 8089 8133 8246 8354 9126 9692 10486 12268 13249 14030 14635 15372 16789 17395 17397 17915 18064 18126 18132 18344 19247 19340 19353 21498</text:span></text:p>
      <text:p text:style-name="P12"><text:span text:style-name="T123"/></text:p>
      <text:p text:style-name="P12"><text:span text:style-name="T130">$ </text:span>python3 query.py -i index.json -q !</text:p>
      <text:p text:style-name="P12"><text:span text:style-name="T123">Result:</text:span></text:p>
      <text:p text:style-name="P12"><text:span text:style-name="T123">9519 12025 12797 12834 17483</text:span></text:p>
      <text:p text:style-name="P12"><text:span text:style-name="T123"/></text:p>
      <text:p text:style-name="P13"><text:span text:style-name="T130">$ </text:span>python3 query.py -i index.json -q war </text:p>
      <text:p text:style-name="P13"><text:span text:style-name="T123">Result:</text:span></text:p>
      <text:p text:style-name="P13"><text:span text:style-name="T123">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span></text:p>
      <text:p text:style-name="P13"><text:span text:style-name="T123"/></text:p>
      <text:p text:style-name="P13"><text:span text:style-name="T130">$ </text:span>python3 query.py -i index.json -q heist</text:p>
      <text:p text:style-name="P13"><text:span text:style-name="T123">Result:</text:span></text:p>
      <text:p text:style-name="P13"><text:span text:style-name="T123">('heist',) heist is not in the inde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7T23:36:14.082172267</dc:date>
    <meta:editing-duration>PT4H41M43S</meta:editing-duration>
    <meta:editing-cycles>20</meta:editing-cycles>
    <meta:generator>LibreOffice/7.0.0.3$MacOSX_X86_64 LibreOffice_project/8061b3e9204bef6b321a21033174034a5e2ea88e</meta:generator>
    <meta:document-statistic meta:table-count="0" meta:image-count="0" meta:object-count="0" meta:page-count="4" meta:paragraph-count="107" meta:word-count="1036" meta:character-count="7301" meta:non-whitespace-character-count="6365"/>
  </office:meta>
</office:document-meta>
</file>